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content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Replacements/Object 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0" manifest:media-type=""/>
  <manifest:file-entry manifest:full-path="ObjectReplacements/Object 9" manifest:media-type=""/>
  <manifest:file-entry manifest:full-path="ObjectReplacements/Object 7" manifest:media-type=""/>
  <manifest:file-entry manifest:full-path="ObjectReplacements/Object 15" manifest:media-type="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"/>
  <manifest:file-entry manifest:full-path="ObjectReplacements/Object 1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layout-cache" manifest:media-type="application/binary"/>
  <manifest:file-entry manifest:full-path="styles.xml" manifest:media-type="text/xml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1pt" fo:language="de" fo:country="DE" style:font-size-asian="11pt" style:font-size-complex="11pt"/>
    </style:style>
    <style:style style:name="P2" style:family="paragraph" style:parent-style-name="Standard">
      <style:paragraph-properties fo:text-align="justify" style:justify-single-word="false"/>
      <style:text-properties fo:font-size="11pt" fo:language="de" fo:country="DE" style:font-size-asian="11pt" style:font-size-complex="11pt"/>
    </style:style>
    <style:style style:name="P3" style:family="paragraph" style:parent-style-name="Title">
      <style:paragraph-properties fo:text-align="justify" style:justify-single-word="false"/>
      <style:text-properties fo:language="de" fo:country="DE"/>
    </style:style>
    <style:style style:name="P4" style:family="paragraph" style:parent-style-name="Bibliography_20_1">
      <style:paragraph-properties>
        <style:tab-stops/>
      </style:paragraph-properties>
      <style:text-properties fo:language="de" fo:country="DE"/>
    </style:style>
    <style:style style:name="P5" style:family="paragraph" style:parent-style-name="Bibliography_20_Heading">
      <style:text-properties fo:language="de" fo:country="DE"/>
    </style:style>
    <style:style style:name="P6" style:family="paragraph" style:parent-style-name="Heading_20_1">
      <style:text-properties fo:language="de" fo:country="DE"/>
    </style:style>
    <style:style style:name="P7" style:family="paragraph" style:parent-style-name="Heading_20_1">
      <style:paragraph-properties fo:text-align="justify" style:justify-single-word="false"/>
      <style:text-properties fo:language="de" fo:country="DE" officeooo:rsid="000cbb04" officeooo:paragraph-rsid="000cbb04"/>
    </style:style>
    <style:style style:name="P8" style:family="paragraph" style:parent-style-name="Heading_20_1">
      <style:paragraph-properties fo:text-align="justify" style:justify-single-word="false"/>
      <style:text-properties fo:language="de" fo:country="DE" officeooo:rsid="000cd678" officeooo:paragraph-rsid="000cd678"/>
    </style:style>
    <style:style style:name="P9" style:family="paragraph" style:parent-style-name="Heading_20_2">
      <style:paragraph-properties fo:text-align="justify" style:justify-single-word="false"/>
      <style:text-properties fo:font-size="11pt" fo:language="de" fo:country="DE" officeooo:paragraph-rsid="000cd678" style:font-size-asian="11pt" style:font-size-complex="11pt"/>
    </style:style>
    <style:style style:name="P10" style:family="paragraph" style:parent-style-name="Heading_20_2">
      <style:text-properties fo:language="de" fo:country="DE"/>
    </style:style>
    <style:style style:name="P11" style:family="paragraph" style:parent-style-name="Heading_20_2">
      <style:paragraph-properties fo:text-align="justify" style:justify-single-word="false"/>
      <style:text-properties fo:language="de" fo:country="DE"/>
    </style:style>
    <style:style style:name="P12" style:family="paragraph" style:parent-style-name="Heading_20_2">
      <style:paragraph-properties fo:text-align="justify" style:justify-single-word="false"/>
      <style:text-properties fo:language="de" fo:country="DE" officeooo:paragraph-rsid="000cd678"/>
    </style:style>
    <style:style style:name="P13" style:family="paragraph" style:parent-style-name="Heading_20_2">
      <style:paragraph-properties fo:text-align="justify" style:justify-single-word="false"/>
      <style:text-properties fo:language="de" fo:country="DE" officeooo:rsid="000cbb04" officeooo:paragraph-rsid="000cbb04"/>
    </style:style>
    <style:style style:name="P14" style:family="paragraph" style:parent-style-name="Text_20_body">
      <style:paragraph-properties fo:text-align="justify" style:justify-single-word="false"/>
      <style:text-properties fo:font-size="11pt" fo:language="de" fo:country="DE" officeooo:rsid="0023e977" officeooo:paragraph-rsid="00270502"/>
    </style:style>
    <style:style style:name="P15" style:family="paragraph" style:parent-style-name="Text_20_body">
      <style:paragraph-properties fo:text-align="justify" style:justify-single-word="false"/>
      <style:text-properties fo:font-size="11pt" fo:language="de" fo:country="DE" officeooo:rsid="0032cac6" officeooo:paragraph-rsid="0032cac6"/>
    </style:style>
    <style:style style:name="P16" style:family="paragraph" style:parent-style-name="Text_20_body">
      <style:paragraph-properties fo:text-align="justify" style:justify-single-word="false"/>
      <style:text-properties fo:font-size="11pt" fo:language="de" fo:country="DE" style:font-size-asian="11pt" style:font-size-complex="11pt"/>
    </style:style>
    <style:style style:name="P17" style:family="paragraph" style:parent-style-name="Text_20_body">
      <style:paragraph-properties fo:text-align="justify" style:justify-single-word="false"/>
      <style:text-properties officeooo:paragraph-rsid="0039211e"/>
    </style:style>
    <style:style style:name="P18" style:family="paragraph" style:parent-style-name="Text_20_body">
      <style:paragraph-properties fo:text-align="justify" style:justify-single-word="false"/>
      <style:text-properties fo:language="de" fo:country="DE" officeooo:rsid="0036c25a" officeooo:paragraph-rsid="0036c25a"/>
    </style:style>
    <style:style style:name="P19" style:family="paragraph" style:parent-style-name="Text_20_body">
      <style:paragraph-properties fo:text-align="justify" style:justify-single-word="false"/>
      <style:text-properties fo:language="de" fo:country="DE" officeooo:rsid="0036c25a" officeooo:paragraph-rsid="00371278"/>
    </style:style>
    <style:style style:name="P20" style:family="paragraph" style:parent-style-name="Text_20_body">
      <style:paragraph-properties fo:text-align="justify" style:justify-single-word="false"/>
      <style:text-properties fo:language="de" fo:country="DE" officeooo:paragraph-rsid="000cd678"/>
    </style:style>
    <style:style style:name="P21" style:family="paragraph" style:parent-style-name="Text_20_body">
      <style:paragraph-properties fo:text-align="justify" style:justify-single-word="false"/>
      <style:text-properties fo:language="de" fo:country="DE" officeooo:paragraph-rsid="000fe93d"/>
    </style:style>
    <style:style style:name="P22" style:family="paragraph" style:parent-style-name="Text_20_body">
      <style:paragraph-properties fo:text-align="justify" style:justify-single-word="false"/>
      <style:text-properties fo:language="de" fo:country="DE" officeooo:paragraph-rsid="001183e4"/>
    </style:style>
    <style:style style:name="P23" style:family="paragraph" style:parent-style-name="Text_20_body">
      <style:paragraph-properties fo:text-align="justify" style:justify-single-word="false"/>
      <style:text-properties fo:language="de" fo:country="DE" officeooo:paragraph-rsid="0016bb93"/>
    </style:style>
    <style:style style:name="P24" style:family="paragraph" style:parent-style-name="Text_20_body">
      <style:paragraph-properties fo:text-align="justify" style:justify-single-word="false"/>
      <style:text-properties fo:language="de" fo:country="DE" officeooo:paragraph-rsid="00195f76"/>
    </style:style>
    <style:style style:name="P25" style:family="paragraph" style:parent-style-name="Text_20_body">
      <style:paragraph-properties fo:text-align="justify" style:justify-single-word="false"/>
      <style:text-properties fo:language="de" fo:country="DE" officeooo:paragraph-rsid="001f5324"/>
    </style:style>
    <style:style style:name="P26" style:family="paragraph" style:parent-style-name="Text_20_body">
      <style:paragraph-properties fo:text-align="justify" style:justify-single-word="false"/>
      <style:text-properties fo:language="de" fo:country="DE" officeooo:paragraph-rsid="0021febd"/>
    </style:style>
    <style:style style:name="P27" style:family="paragraph" style:parent-style-name="Text_20_body">
      <style:paragraph-properties fo:text-align="justify" style:justify-single-word="false"/>
      <style:text-properties fo:language="de" fo:country="DE" officeooo:paragraph-rsid="0034712f"/>
    </style:style>
    <style:style style:name="P28" style:family="paragraph" style:parent-style-name="Text_20_body">
      <style:paragraph-properties fo:text-align="justify" style:justify-single-word="false"/>
      <style:text-properties fo:language="de" fo:country="DE" officeooo:rsid="00105e44" officeooo:paragraph-rsid="00105e44"/>
    </style:style>
    <style:style style:name="P29" style:family="paragraph" style:parent-style-name="Text_20_body">
      <style:paragraph-properties fo:text-align="justify" style:justify-single-word="false"/>
      <style:text-properties fo:language="de" fo:country="DE" officeooo:rsid="00384991" officeooo:paragraph-rsid="00384991"/>
    </style:style>
    <style:style style:name="P30" style:family="paragraph" style:parent-style-name="Text_20_body">
      <style:paragraph-properties fo:text-align="justify" style:justify-single-word="false"/>
      <style:text-properties style:text-position="0% 100%" fo:language="de" fo:country="DE" fo:font-style="normal" fo:font-weight="normal" officeooo:rsid="00105e44" officeooo:paragraph-rsid="00105e44" style:font-style-asian="normal" style:font-weight-asian="normal" style:font-style-complex="normal" style:font-weight-complex="normal"/>
    </style:style>
    <style:style style:name="P31" style:family="paragraph" style:parent-style-name="Text_20_body">
      <style:paragraph-properties fo:text-align="justify" style:justify-single-word="false"/>
      <style:text-properties style:text-position="0% 100%" fo:font-size="11pt" fo:language="de" fo:country="DE" fo:font-style="normal" fo:font-weight="normal" officeooo:rsid="001183e4" officeooo:paragraph-rsid="001183e4" style:font-style-asian="normal" style:font-weight-asian="normal" style:font-style-complex="normal" style:font-weight-complex="normal"/>
    </style:style>
    <style:style style:name="P32" style:family="paragraph" style:parent-style-name="Text_20_body">
      <style:paragraph-properties fo:text-align="justify" style:justify-single-word="false"/>
      <style:text-properties style:text-position="0% 100%" fo:font-size="11pt" fo:language="de" fo:country="DE" fo:font-style="normal" fo:font-weight="normal" officeooo:rsid="0015bf1b" officeooo:paragraph-rsid="0016bb93" style:font-style-asian="normal" style:font-weight-asian="normal" style:font-style-complex="normal" style:font-weight-complex="normal"/>
    </style:style>
    <style:style style:name="P33" style:family="paragraph" style:parent-style-name="Text_20_body">
      <style:paragraph-properties fo:text-align="justify" style:justify-single-word="false"/>
      <style:text-properties style:text-position="0% 100%" fo:font-size="11pt" fo:language="de" fo:country="DE" fo:font-style="normal" fo:font-weight="normal" officeooo:rsid="0017cf9c" officeooo:paragraph-rsid="0017cf9c" style:font-style-asian="normal" style:font-weight-asian="normal" style:font-style-complex="normal" style:font-weight-complex="normal"/>
    </style:style>
    <style:style style:name="P34" style:family="paragraph" style:parent-style-name="Text_20_body">
      <style:paragraph-properties fo:text-align="justify" style:justify-single-word="false"/>
      <style:text-properties officeooo:rsid="0039211e" officeooo:paragraph-rsid="0039211e"/>
    </style:style>
    <style:style style:name="P35" style:family="paragraph" style:parent-style-name="Text_20_body">
      <style:paragraph-properties fo:text-align="justify" style:justify-single-word="false"/>
      <style:text-properties officeooo:rsid="0039947a" officeooo:paragraph-rsid="0039947a"/>
    </style:style>
    <style:style style:name="T1" style:family="text">
      <style:text-properties fo:font-size="11pt"/>
    </style:style>
    <style:style style:name="T2" style:family="text">
      <style:text-properties fo:font-size="11pt" officeooo:rsid="00195f76"/>
    </style:style>
    <style:style style:name="T3" style:family="text">
      <style:text-properties fo:font-size="11pt" officeooo:rsid="0020b281"/>
    </style:style>
    <style:style style:name="T4" style:family="text">
      <style:text-properties fo:font-size="11pt" officeooo:rsid="001f5324"/>
    </style:style>
    <style:style style:name="T5" style:family="text">
      <style:text-properties fo:font-size="11pt" officeooo:rsid="0020b319"/>
    </style:style>
    <style:style style:name="T6" style:family="text">
      <style:text-properties fo:font-size="11pt" officeooo:rsid="0021febd"/>
    </style:style>
    <style:style style:name="T7" style:family="text">
      <style:text-properties fo:font-size="11pt" officeooo:rsid="0023e977"/>
    </style:style>
    <style:style style:name="T8" style:family="text">
      <style:text-properties fo:font-size="11pt" officeooo:rsid="0034712f"/>
    </style:style>
    <style:style style:name="T9" style:family="text">
      <style:text-properties fo:font-size="11pt" officeooo:rsid="00366e14"/>
    </style:style>
    <style:style style:name="T10" style:family="text">
      <style:text-properties fo:font-size="11pt" officeooo:rsid="0036c25a"/>
    </style:style>
    <style:style style:name="T11" style:family="text">
      <style:text-properties fo:font-size="11pt" officeooo:rsid="00371278"/>
    </style:style>
    <style:style style:name="T12" style:family="text">
      <style:text-properties fo:font-size="11pt" fo:language="de" fo:country="DE" officeooo:rsid="0039211e"/>
    </style:style>
    <style:style style:name="T13" style:family="text">
      <style:text-properties officeooo:rsid="000e7afc"/>
    </style:style>
    <style:style style:name="T14" style:family="text">
      <style:text-properties fo:font-style="italic" officeooo:rsid="000e7afc" style:font-style-asian="italic" style:font-style-complex="italic"/>
    </style:style>
    <style:style style:name="T15" style:family="text">
      <style:text-properties fo:font-style="italic" officeooo:rsid="00102852" style:font-style-asian="italic" style:font-style-complex="italic"/>
    </style:style>
    <style:style style:name="T16" style:family="text">
      <style:text-properties fo:font-style="normal" officeooo:rsid="000e7afc" style:font-style-asian="normal" style:font-style-complex="normal"/>
    </style:style>
    <style:style style:name="T17" style:family="text">
      <style:text-properties style:text-position="sub 58%" fo:font-style="italic" officeooo:rsid="000e7afc" style:font-style-asian="italic" style:font-style-complex="italic"/>
    </style:style>
    <style:style style:name="T18" style:family="text">
      <style:text-properties style:text-position="sub 58%" fo:font-style="italic" fo:font-weight="normal" style:font-style-asian="italic" style:font-weight-asian="normal" style:font-style-complex="italic" style:font-weight-complex="normal"/>
    </style:style>
    <style:style style:name="T19" style:family="text">
      <style:text-properties style:text-position="sub 58%" fo:font-style="italic" fo:font-weight="normal" officeooo:rsid="00102852" style:font-style-asian="italic" style:font-weight-asian="normal" style:font-style-complex="italic" style:font-weight-complex="normal"/>
    </style:style>
    <style:style style:name="T20" style:family="text">
      <style:text-properties style:text-position="sub 58%" fo:font-size="11pt" fo:font-style="normal" fo:font-weight="normal" officeooo:rsid="0016bb93" style:font-style-asian="normal" style:font-weight-asian="normal" style:font-style-complex="normal" style:font-weight-complex="normal"/>
    </style:style>
    <style:style style:name="T21" style:family="text">
      <style:text-properties style:text-position="sub 58%" fo:font-size="11pt" fo:font-style="normal" fo:font-weight="normal" officeooo:rsid="0017cf9c" style:font-style-asian="normal" style:font-weight-asian="normal" style:font-style-complex="normal" style:font-weight-complex="normal"/>
    </style:style>
    <style:style style:name="T22" style:family="text">
      <style:text-properties style:text-position="0% 100%" fo:font-style="italic" officeooo:rsid="00102852" style:font-style-asian="italic" style:font-style-complex="italic"/>
    </style:style>
    <style:style style:name="T23" style:family="text">
      <style:text-properties style:text-position="0% 100%" fo:font-style="italic" fo:font-weight="normal" style:font-style-asian="italic" style:font-weight-asian="normal" style:font-style-complex="italic" style:font-weight-complex="normal"/>
    </style:style>
    <style:style style:name="T24" style:family="text">
      <style:text-properties style:text-position="0% 100%" fo:font-style="italic" fo:font-weight="normal" officeooo:rsid="000e7afc" style:font-style-asian="italic" style:font-weight-asian="normal" style:font-style-complex="italic" style:font-weight-complex="normal"/>
    </style:style>
    <style:style style:name="T25" style:family="text">
      <style:text-properties style:text-position="0% 100%" fo:font-style="italic" fo:font-weight="normal" officeooo:rsid="00102852" style:font-style-asian="italic" style:font-weight-asian="normal" style:font-style-complex="italic" style:font-weight-complex="normal"/>
    </style:style>
    <style:style style:name="T26" style:family="text">
      <style:text-properties style:text-position="0% 100%" fo:font-style="normal" officeooo:rsid="000e7afc" style:font-style-asian="normal" style:font-style-complex="normal"/>
    </style:style>
    <style:style style:name="T27" style:family="text">
      <style:text-properties style:text-position="0% 100%" fo:font-style="normal" fo:font-weight="normal" style:font-style-asian="normal" style:font-weight-asian="normal" style:font-style-complex="normal" style:font-weight-complex="normal"/>
    </style:style>
    <style:style style:name="T28" style:family="text">
      <style:text-properties style:text-position="0% 100%" fo:font-style="normal" fo:font-weight="normal" officeooo:rsid="000e7afc" style:font-style-asian="normal" style:font-weight-asian="normal" style:font-style-complex="normal" style:font-weight-complex="normal"/>
    </style:style>
    <style:style style:name="T29" style:family="text">
      <style:text-properties style:text-position="0% 100%" fo:font-style="normal" fo:font-weight="normal" officeooo:rsid="000fe93d" style:font-style-asian="normal" style:font-weight-asian="normal" style:font-style-complex="normal" style:font-weight-complex="normal"/>
    </style:style>
    <style:style style:name="T30" style:family="text">
      <style:text-properties style:text-position="0% 100%" fo:font-style="normal" fo:font-weight="normal" officeooo:rsid="00102852" style:font-style-asian="normal" style:font-weight-asian="normal" style:font-style-complex="normal" style:font-weight-complex="normal"/>
    </style:style>
    <style:style style:name="T31" style:family="text">
      <style:text-properties style:text-position="0% 100%" fo:font-style="normal" fo:font-weight="normal" officeooo:rsid="00105e44" style:font-style-asian="normal" style:font-weight-asian="normal" style:font-style-complex="normal" style:font-weight-complex="normal"/>
    </style:style>
    <style:style style:name="T32" style:family="text">
      <style:text-properties style:text-position="0% 100%" fo:font-size="11pt" fo:font-style="normal" fo:font-weight="normal" officeooo:rsid="001183e4" style:font-style-asian="normal" style:font-weight-asian="normal" style:font-style-complex="normal" style:font-weight-complex="normal"/>
    </style:style>
    <style:style style:name="T33" style:family="text">
      <style:text-properties style:text-position="0% 100%" fo:font-size="11pt" fo:font-style="normal" fo:font-weight="normal" officeooo:rsid="001382ed" style:font-style-asian="normal" style:font-weight-asian="normal" style:font-style-complex="normal" style:font-weight-complex="normal"/>
    </style:style>
    <style:style style:name="T34" style:family="text">
      <style:text-properties style:text-position="0% 100%" fo:font-size="11pt" fo:font-style="normal" fo:font-weight="normal" officeooo:rsid="00148729" style:font-style-asian="normal" style:font-weight-asian="normal" style:font-style-complex="normal" style:font-weight-complex="normal"/>
    </style:style>
    <style:style style:name="T35" style:family="text">
      <style:text-properties style:text-position="0% 100%" fo:font-size="11pt" fo:font-style="normal" fo:font-weight="normal" officeooo:rsid="0015bf1b" style:font-style-asian="normal" style:font-weight-asian="normal" style:font-style-complex="normal" style:font-weight-complex="normal"/>
    </style:style>
    <style:style style:name="T36" style:family="text">
      <style:text-properties style:text-position="0% 100%" fo:font-size="11pt" fo:font-style="normal" fo:font-weight="normal" officeooo:rsid="0016bb93" style:font-style-asian="normal" style:font-weight-asian="normal" style:font-style-complex="normal" style:font-weight-complex="normal"/>
    </style:style>
    <style:style style:name="T37" style:family="text">
      <style:text-properties style:text-position="0% 100%" fo:font-size="11pt" fo:font-style="normal" fo:font-weight="normal" officeooo:rsid="0017cf9c" style:font-style-asian="normal" style:font-weight-asian="normal" style:font-style-complex="normal" style:font-weight-complex="normal"/>
    </style:style>
    <style:style style:name="T38" style:family="text">
      <style:text-properties style:text-position="0% 100%" fo:font-size="11pt" fo:font-style="italic" fo:font-weight="normal" officeooo:rsid="0016bb93" style:font-style-asian="italic" style:font-weight-asian="normal" style:font-style-complex="italic" style:font-weight-complex="normal"/>
    </style:style>
    <style:style style:name="T39" style:family="text">
      <style:text-properties officeooo:rsid="0016ace3"/>
    </style:style>
    <style:style style:name="T40" style:family="text">
      <style:text-properties officeooo:rsid="0017cf9c"/>
    </style:style>
    <style:style style:name="T41" style:family="text">
      <style:text-properties officeooo:rsid="00195f76"/>
    </style:style>
    <style:style style:name="T42" style:family="text">
      <style:text-properties officeooo:rsid="0024c0ef"/>
    </style:style>
    <style:style style:name="T43" style:family="text">
      <style:text-properties officeooo:rsid="00270502"/>
    </style:style>
    <style:style style:name="T44" style:family="text">
      <style:text-properties officeooo:rsid="00331dec"/>
    </style:style>
    <style:style style:name="T45" style:family="text">
      <style:text-properties fo:language="de" fo:country="DE"/>
    </style:style>
    <style:style style:name="T46" style:family="text">
      <style:text-properties fo:language="de" fo:country="DE" officeooo:rsid="000cd678"/>
    </style:style>
    <style:style style:name="T47" style:family="text">
      <style:text-properties fo:language="de" fo:country="DE" officeooo:rsid="0039947a"/>
    </style:style>
    <style:style style:name="T48" style:family="text">
      <style:text-properties officeooo:rsid="00371278"/>
    </style:style>
    <style:style style:name="T49" style:family="text">
      <style:text-properties officeooo:rsid="00384991"/>
    </style:style>
    <style:style style:name="fr1" style:family="graphic" style:parent-style-name="Formula">
      <style:graphic-properties style:vertical-pos="from-top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arallelrechner Projek “Histogram Equalization”</text:p>
      <text:h text:style-name="P7" text:outline-level="1">Grundlagen</text:h>
      <text:h text:style-name="P11" text:outline-level="2">Histograme</text:h>
      <text:p text:style-name="P20">Ein Histogram <text:span text:style-name="T39">h</text:span><text:span text:style-name="T14">(I) </text:span><text:span text:style-name="T16">eines Graustufenbildes ist </text:span>ein<text:span text:style-name="T13">e Darstellung der Häufigkeit mit dem die Intensitätswerten bzw. Graustufen </text:span><text:span text:style-name="T15">N</text:span><text:span text:style-name="T17">0 <text:s/></text:span><text:span text:style-name="T26">bis </text:span><text:span text:style-name="T22">N</text:span><text:span text:style-name="T17">n </text:span><text:span text:style-name="T28"><text:s/>auf dem Bild vorkommen. In diesem Projekt wird von 8-bit Pixeln ausgegangen, so dass Histograme einen </text:span><text:span text:style-name="T29">Definitions</text:span><text:span text:style-name="T28">bereich von </text:span><text:span text:style-name="T24">0 </text:span><text:span text:style-name="T28">bis </text:span><text:span text:style-name="T24">255</text:span><text:span text:style-name="T28"> aufweisen.</text:span></text:p>
      <text:p text:style-name="P21"><text:span text:style-name="T28">H</text:span><text:span text:style-name="T29">istogram-Operationen ermöglichen den Kontrast eines Bildes zu verbessern. Die erste dieser Operationen ist die Normalisierung, wodurch das Histogram “ausgedehnt und verchoben wird” </text:span><text:span text:style-name="T29"><text:bibliography-mark text:identifier="Nixon" text:bibliography-type="book" text:author="Mark S. Nixon, Alberto S. Aguado" text:chapter="3" text:edition="3" text:pages="101-105" text:publisher="Academic Press" text:title="Feature Extraction &amp; Image Processing for Computer Vision" text:year="2012" text:isbn="978-0-123-96549-3">[1]</text:bibliography-mark></text:span><text:span text:style-name="T29"><text:s/></text:span><text:span text:style-name="T30">um die gesamte Breite der verfügbaren Grauwerten auszunutzen. Gegeben die minimalen und maximalen im Originalbild vorhandenen Graustufen </text:span><text:span text:style-name="T25">O</text:span><text:span text:style-name="T19">min </text:span><text:span text:style-name="T30">und </text:span><text:span text:style-name="T25">O</text:span><text:span text:style-name="T19">max</text:span><text:span text:style-name="T30">, die <text:s/>minimalen und maximalen verfügbare Intensitäten </text:span><text:span text:style-name="T25">N</text:span><text:span text:style-name="T19">min</text:span><text:span text:style-name="T30"> und </text:span><text:span text:style-name="T25">N</text:span><text:span text:style-name="T19">max </text:span><text:span text:style-name="T30">k</text:span><text:span text:style-name="T32">önnen die normalisierte Grauwerte </text:span><text:span text:style-name="T31">wie folgt berechnet werden:</text:span></text:p>
      <text:p text:style-name="P28"><text:span text:style-name="T27"><text:s/></text:span><text:span text:style-name="T27"><draw:frame draw:style-name="fr2" draw:name="Object2" text:anchor-type="as-char" svg:y="-0.2689in" svg:width="2.5228in" svg:height="0.4425in" draw:z-index="1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P28"><text:span text:style-name="T28">U</text:span><text:span text:style-name="T27">nter Annahme von 8-bit Pixeln, also </text:span><text:span text:style-name="T23">N</text:span><text:span text:style-name="T18">min</text:span><text:span text:style-name="T27"> = 0 und </text:span><text:span text:style-name="T23">N</text:span><text:span text:style-name="T18">max</text:span><text:span text:style-name="T27"> = 255 wird die Berechnungsvorschrift zu:</text:span></text:p>
      <text:p text:style-name="P30"><draw:frame draw:style-name="fr2" draw:name="Object3" text:anchor-type="as-char" svg:y="-0.2689in" svg:width="1.1898in" svg:height="0.4425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31">ABBILDUNG 1: GVP-IMAGE + HISTOGRAM </text:p>
      <text:p text:style-name="P22"><text:span text:style-name="T32">Ein weiteres Verfahren zur </text:span><text:span text:style-name="T34">verbesser</text:span><text:span text:style-name="T33">ung</text:span><text:span text:style-name="T32"> des Kontrastes ist die Histogramequalisierung, </text:span><text:span text:style-name="T34">dessen Ziel ist, das Histogram </text:span><text:span text:style-name="T32"><text:s/></text:span><text:span text:style-name="T34">zu glätten, so dass im Idealfall alle Grauwerte gleich häufig vorkommen. </text:span><text:span text:style-name="T35">Somit werden “einige dunkle Werte heller gemacht, und einige helle Werte verdunkelt, während immernoch die gesamte Breite an Intensitäten genutzt wird” </text:span><text:span text:style-name="T34"><text:bibliography-mark text:identifier="Szeleski" text:bibliography-type="book" text:author="Richard Szeliski" text:publisher="Springer-Verlag London" text:title="Computer Vision:&#10;Algorithms and Applications" text:year="2011" text:isbn="978-1-84882-935-0">[2]</text:bibliography-mark></text:span><text:span text:style-name="T34"><text:s/>. </text:span><text:span text:style-name="T35">Als Abbildung zwischen den alten und den neuen Pixelwerten wird das kumulative Histogram (“cumulative distribution funtion, </text:span><text:span text:style-name="T36">CDF</text:span><text:span text:style-name="T35">”) verwendet:</text:span></text:p>
      <text:p text:style-name="P32"><draw:frame draw:style-name="fr2" draw:name="Object4" text:anchor-type="as-char" svg:y="-0.2437in" svg:width="1.4256in" svg:height="0.3929in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23"><text:span text:style-name="T36">wo </text:span><text:span text:style-name="T38">M </text:span><text:span text:style-name="T36">Gesamtzahl der Pixel im Bild ist. Da die CDF einen Werteberich zwischen 0 und 1 aufweist, musst sie auf dem Interval [N</text:span><text:span text:style-name="T20">min </text:span><text:span text:style-name="T36">, N</text:span><text:span text:style-name="T21">nax</text:span><text:span text:style-name="T36">] </text:span><text:span text:style-name="T37">(hier [0, 255]) skaliert werden:</text:span></text:p>
      <text:p text:style-name="P33"><draw:frame draw:style-name="fr2" draw:name="Object5" text:anchor-type="as-char" svg:y="-0.152in" svg:width="1.1661in" svg:height="0.2134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33">ABBILDUNG 2: GVP-IMAGE + Histogram </text:p>
      <text:h text:style-name="P13" text:outline-level="2">Farb<text:span text:style-name="T40">bilder </text:span></text:h>
      <text:p text:style-name="P24"><text:span text:style-name="T40">Bisher sind Graustufenbilder angenommen worden, also Bilder mit einem einzigen Kanal. Um die Normalisierung und Equalisierung auf Farbbilder </text:span><text:span text:style-name="T41">(also mit 3 Kanälen)</text:span><text:span text:style-name="T40"> an</text:span><text:span text:style-name="T41">zu</text:span><text:span text:style-name="T40">wenden, </text:span><text:span text:style-name="T41">wäre</text:span><text:span text:style-name="T40"> </text:span><text:span text:style-name="T41">e</text:span><text:span text:style-name="T2">in naheliegender Ansatz, die einzelnen Kanäle des RGB-Bilds jeweils zu normalisieren/equalisieren, </text:span></text:p>
      <text:p text:style-name="P25"><text:soft-page-break/><text:span text:style-name="T2">D</text:span><text:span text:style-name="T4">ies würde allerdings zu einer Änderung de</text:span><text:span text:style-name="T3">s Farbabgleichs, </text:span><text:span text:style-name="T5">also </text:span><text:span text:style-name="T2">d</text:span><text:span text:style-name="T5">e</text:span><text:span text:style-name="T2">s Verhältnis der Farben im Bild zueinander</text:span><text:span text:style-name="T3"> (“color balance” </text:span><text:span text:style-name="T3"><text:bibliography-mark text:identifier="Wikipedia" text:bibliography-type="www" text:author="Wikipedia" text:publisher="Wikipedia" text:title="Histogram equalization" text:url="https://en.wikipedia.org/wiki/Histogram_equalization">[3]</text:bibliography-mark></text:span><text:span text:style-name="T3">)</text:span><text:span text:style-name="T4"> führen. </text:span><text:span text:style-name="T5">Dies kann durch eine Konvertierung des RGB-Bilds in einem anderen Farbraum gelingen, der die Helligkeit getrennt von der Farbe darstellt.</text:span></text:p>
      <text:p text:style-name="P26"><text:span text:style-name="T5">B</text:span><text:span text:style-name="T6">eliebt ist der HS</text:span><text:span text:style-name="T7">V</text:span><text:span text:style-name="T6">-Farbraum (Hue, Saturation, </text:span><text:span text:style-name="T7">Value</text:span><text:span text:style-name="T6">), dass im Gegensatz zum eher Maschinen-orientierten RGB veruscht, die Farbkomponenten intuitver und verständlicher für die menschliche Vorstellung zu gestalten </text:span><text:span text:style-name="T6"><text:bibliography-mark text:identifier="Nixon" text:bibliography-type="book" text:author="Mark S. Nixon, Alberto S. Aguado" text:chapter="3" text:edition="3" text:pages="101-105" text:publisher="Academic Press" text:title="Feature Extraction &amp; Image Processing for Computer Vision" text:year="2012" text:isbn="978-0-123-96549-3">[1]</text:bibliography-mark></text:span><text:span text:style-name="T6">. <text:s/></text:span><text:span text:style-name="T7">Hier dienen die H- und S-Komponenten (Farbton und Sätigung) zur Darstellung der Farben, während die V-Komponente die Information über die Helligkeit enthält, diese wäre für unsere zwecke besonders interessant.</text:span></text:p>
      <text:p text:style-name="P14">Ohne in die Details der Herleitung einzugehen, <text:span text:style-name="T42">stellt z.B. die OpenCV-Dokumentation eine Berechnungsvorschrift für die RGB </text:span><text:span text:style-name="T43">zu </text:span><text:span text:style-name="T42">HSV-Transformation zur Verfügung </text:span><text:span text:style-name="T42"><text:bibliography-mark text:identifier="OpenCV" text:bibliography-type="www" text:author="OpenCV" text:title="RGB&lt;-&gt;HSV">[4]</text:bibliography-mark></text:span><text:span text:style-name="T42">:</text:span></text:p>
      <text:p text:style-name="P14"><text:tab/><text:tab/><text:tab/><draw:frame draw:style-name="fr2" draw:name="Object6" text:anchor-type="as-char" svg:y="-1.3693in" svg:width="2.4492in" svg:height="2.6846in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15">Auf dem ersten Blick ist es auffälig, dass diese Berechnungen einige sequentiellen Schritten beinhaltet, die der parallelen Durchführung im Wege stehen. Einerseits die Maximum- und Minimumsuche, auch wenn sie sich auf lediglich drei Werte beziehen. Für die Cuda-Implementierung sind aber die if-else Bedingungen problematischer, da sie zur <text:span text:style-name="T44">Thread-Divergenz führen können. Es wäre schwer zu gewährleisten, dass alle Threads in einem Warp <text:s/>den gleichen Zweig der if-else-Verzweigung nehmen. Ist das nicht der Fall, werden die “if” und “else”-blocks nacheinander ausgeführt, dass zu einer weiteren Serialisierung der Berechnung beitragen würde </text:span><text:span text:style-name="T44"><text:bibliography-mark text:identifier="Cornell University" text:bibliography-type="www" text:publisher="Cornell University" text:title="Introduction to GPGPU and CUDA Programming: Thread Divergence" text:url="https://cvw.cac.cornell.edu/gpu/thread_div">[5]</text:bibliography-mark></text:span><text:span text:style-name="T44">. </text:span></text:p>
      <text:p text:style-name="P27"><text:span text:style-name="T8">Eine geeignete Alternative wäre ein Farbraum, der die Helligkeit getrennt von der Farbe darstellt aber gleichzeitig eine für Parallelisierung günstigere Konvertierung vom und in den RGB-Farbraum aufweist. Diese Voraussetzung erfüllen die YUV und YCb</text:span><text:span text:style-name="T9">Cr</text:span><text:span text:style-name="T8"> Farbräume, </text:span><text:span text:style-name="T9">entwickelt jeweils für die analoge und digitale Bildübertragung </text:span><text:span text:style-name="T9"><text:bibliography-mark text:identifier="Szeleski" text:bibliography-type="book" text:author="Richard Szeliski" text:publisher="Springer-Verlag London" text:title="Computer Vision:&#10;Algorithms and Applications" text:year="2011" text:isbn="978-1-84882-935-0">[2]</text:bibliography-mark></text:span><text:span text:style-name="T9">. YUV-/YcrCb- Bilder besitzen ein “luma”-Kanal (Y), dass die Helligkeitsinformation enthält, also das Bild als reines Graustufenbild. Die UV- bzw. CbCr- Kanäle tragen die Farbinformation (“chrominance”), “die Differenz zwischen der jeweiligen Farbe[blau und rot] und Weiß bei gleicher Helligkeit ” </text:span><text:span text:style-name="T10">[</text:span><text:span text:style-name="T9"><text:bibliography-mark text:identifier="Nixon" text:bibliography-type="book" text:author="Mark S. Nixon, Alberto S. Aguado" text:chapter="3" text:edition="3" text:pages="101-105" text:publisher="Academic Press" text:title="Feature Extraction &amp; Image Processing for Computer Vision" text:year="2012" text:isbn="978-0-123-96549-3">[1]</text:bibliography-mark></text:span><text:span text:style-name="T9">, </text:span><text:span text:style-name="T10">S. 579] </text:span><text:span text:style-name="T9">.</text:span></text:p>
      <text:p text:style-name="P18"><text:span text:style-name="T9">N</text:span><text:span text:style-name="T1">eben der Art und Weise, wie die UV- bwz. CrCb-Kanäle aus RGB berechnet werden, unterscheidet sich YcrCb von YUV in seiner größerer Eignung für die 8-bit Bilddarstellung. </text:span></text:p>
      <text:p text:style-name="P18"><text:span text:style-name="T1">Die Umrechnung</text:span><text:span text:style-name="T1"><draw:frame draw:style-name="fr1" draw:name="Object7" text:anchor-type="as-char" svg:y="-0.1484in" svg:width="1.0402in" svg:height="0.1839in" draw:z-index="14"><draw:object xlink:href="./Object 7" xlink:type="simple" xlink:show="embed" xlink:actuate="onLoad"/><draw:image xlink:href="./ObjectReplacements/Object 7" xlink:type="simple" xlink:show="embed" xlink:actuate="onLoad"/></draw:frame></text:span><text:span text:style-name="T1">erfolgt durch die Gleichung:</text:span></text:p>
      <text:p text:style-name="P18"><text:span text:style-name="T1"><draw:frame draw:style-name="fr1" draw:name="Object8" text:anchor-type="as-char" svg:y="-0.1484in" svg:width="1.4799in" svg:height="0.1839in" draw:z-index="6"><draw:object xlink:href="./Object 8" xlink:type="simple" xlink:show="embed" xlink:actuate="onLoad"/><draw:image xlink:href="./ObjectReplacements/Object 8" xlink:type="simple" xlink:show="embed" xlink:actuate="onLoad"/></draw:frame></text:span></text:p>
      <text:p text:style-name="P19"><text:span text:style-name="T1">Mit den </text:span><text:span text:style-name="T11">3x1 Vektoren</text:span><text:span text:style-name="T11"><draw:frame draw:style-name="fr1" draw:name="Object9" text:anchor-type="as-char" svg:y="-0.1484in" svg:width="0.5437in" svg:height="0.1839in" draw:z-index="7"><draw:object xlink:href="./Object 9" xlink:type="simple" xlink:show="embed" xlink:actuate="onLoad"/><draw:image xlink:href="./ObjectReplacements/Object 9" xlink:type="simple" xlink:show="embed" xlink:actuate="onLoad"/></draw:frame></text:span><text:span text:style-name="T11">und</text:span><draw:frame draw:style-name="fr1" draw:name="Object10" text:anchor-type="as-char" svg:y="-0.1484in" svg:width="0.4161in" svg:height="0.1839in" draw:z-index="8"><draw:object xlink:href="./Object 10" xlink:type="simple" xlink:show="embed" xlink:actuate="onLoad"/><draw:image xlink:href="./ObjectReplacements/Object 10" xlink:type="simple" xlink:show="embed" xlink:actuate="onLoad"/><svg:desc>formula</svg:desc></draw:frame>, <text:span text:style-name="T48">d</text:span><text:span text:style-name="T49">er</text:span><text:span text:style-name="T48"> Konversionsmatrix</text:span></text:p>
      <text:p text:style-name="P19"><text:soft-page-break/><draw:frame draw:style-name="fr1" draw:name="Object11" text:anchor-type="as-char" svg:y="-0.3429in" svg:width="2.0846in" svg:height="0.6272in" draw:z-index="9"><draw:object xlink:href="./Object 11" xlink:type="simple" xlink:show="embed" xlink:actuate="onLoad"/><draw:image xlink:href="./ObjectReplacements/Object 11" xlink:type="simple" xlink:show="embed" xlink:actuate="onLoad"/></draw:frame><text:span text:style-name="T49">mit Inverse </text:span><text:span text:style-name="T49"><draw:frame draw:style-name="fr1" draw:name="Object14" text:anchor-type="as-char" svg:y="-0.3429in" svg:width="1.7965in" svg:height="0.6272in" draw:z-index="12"><draw:object xlink:href="./Object 14" xlink:type="simple" xlink:show="embed" xlink:actuate="onLoad"/><draw:image xlink:href="./ObjectReplacements/Object 14" xlink:type="simple" xlink:show="embed" xlink:actuate="onLoad"/></draw:frame></text:span></text:p>
      <text:p text:style-name="P29">und dem Korrekturvektor C</text:p>
      <text:p text:style-name="P29"><draw:frame draw:style-name="fr1" draw:name="Object12" text:anchor-type="as-char" svg:y="-0.3138in" svg:width="0.5902in" svg:height="0.5689in" draw:z-index="10"><draw:object xlink:href="./Object 12" xlink:type="simple" xlink:show="embed" xlink:actuate="onLoad"/><draw:image xlink:href="./ObjectReplacements/Object 12" xlink:type="simple" xlink:show="embed" xlink:actuate="onLoad"/></draw:frame></text:p>
      <text:p text:style-name="P29"><text:span text:style-name="T1">bzw. die Rückkonvertierung</text:span><text:span text:style-name="T1"><draw:frame draw:style-name="fr1" draw:name="Object15" text:anchor-type="as-char" svg:y="-0.1484in" svg:width="1.0402in" svg:height="0.1839in" draw:z-index="13"><draw:object xlink:href="./Object 15" xlink:type="simple" xlink:show="embed" xlink:actuate="onLoad"/><draw:image xlink:href="./ObjectReplacements/Object 15" xlink:type="simple" xlink:show="embed" xlink:actuate="onLoad"/></draw:frame></text:span><text:span text:style-name="T1">:</text:span></text:p>
      <text:p text:style-name="P29"><text:span text:style-name="T1"><draw:frame draw:style-name="fr1" draw:name="Object13" text:anchor-type="as-char" svg:y="-0.172in" svg:width="1.7681in" svg:height="0.2193in" draw:z-index="11"><draw:object xlink:href="./Object 13" xlink:type="simple" xlink:show="embed" xlink:actuate="onLoad"/><draw:image xlink:href="./ObjectReplacements/Object 13" xlink:type="simple" xlink:show="embed" xlink:actuate="onLoad"/></draw:frame></text:span></text:p>
      <text:p text:style-name="P17"><text:span text:style-name="T12">Matrixprodukte, Vektorsumen und vor allem die Abwesenheit von if-else Verzweigungen machen diese Umrechnung wesentlich günstiger mit Hinblick auf Parallelisierung.</text:span></text:p>
      <text:h text:style-name="P8" text:outline-level="1">Implementierung (Code-Dokumentation)</text:h>
      <text:p text:style-name="P34"><text:span text:style-name="T46">A</text:span><text:span text:style-name="T45">nhand der Aufgabenstellung und der Vorüberlegungen von vorherigen Abschnitt wird im folgenden die Implementierung der </text:span><text:span text:style-name="T47">Farbtransformation sowie der Histogramnormalisierung <text:s/>und -equalisierung zuerst sequentiell in C++ und dann parallel in CudaC++ vorgestellt.</text:span></text:p>
      <text:p text:style-name="P35"><text:span text:style-name="T47">A</text:span><text:span text:style-name="T45">uf die Verwendung externer Bibliotheken zum Einlesen/Speichern von Bildern wurde verzichtet und stattdessen</text:span></text:p>
      <text:h text:style-name="P12" text:outline-level="2">Seriell (c++)</text:h>
      <text:h text:style-name="P9" text:outline-level="2" text:is-list-header="true">2_ImageTools</text:h>
      <text:p text:style-name="P2">Image class to manipulate, load and store images in netpbm formats (.pbm, .pgm, .ppm)</text:p>
      <text:p text:style-name="P2">Assumption: pixels have values between 0 and 255</text:p>
      <text:p text:style-name="P2">Properties:</text:p>
      <text:p text:style-name="P2"><text:tab/>-&gt; rows, columns (cols), channels (1 for gvp and 3 for color images)</text:p>
      <text:p text:style-name="P2"><text:tab/>-&gt; file type:</text:p>
      <text:p text:style-name="P2"><text:tab/><text:tab/>pbmASCII: binary image, ASCII-stored portable bitmap (pbm)</text:p>
      <text:p text:style-name="P2"><text:tab/><text:tab/>pbmBin: binary image, binary-stored portable bit</text:p>
      <text:p text:style-name="P2"><text:tab/><text:tab/>pgmASCII: grey value picture, ASCII-stored portable greymap (pgm)</text:p>
      <text:p text:style-name="P2"><text:s/><text:tab/><text:tab/>pgmBin: grey value picture, binary-stored portable greymap (pgm)</text:p>
      <text:p text:style-name="P2"><text:s/><text:tab/><text:tab/>ppmASCII: rgb-image, ASCII-stored portable pixmap (ppm)</text:p>
      <text:p text:style-name="P2"><text:s/><text:tab/><text:tab/>ppmBin: rgb-image, binary-stored portable pixmap (ppm)</text:p>
      <text:p text:style-name="P2"><text:tab/>-&gt; pixels: pointer to a one-dimensional byte-array containing the pixel-values of the image as stored in the file</text:p>
      <text:p text:style-name="P2"><text:tab/>-&gt; number of Colors: number of values a single pixel can take (default-value is 2: 0 and 1 for binary images)</text:p>
      <text:p text:style-name="P2"><text:tab/>-&gt; file: image file from where to extract the information</text:p>
      <text:p text:style-name="P2"><text:tab/>-&gt; color space:</text:p>
      <text:p text:style-name="P2"><text:tab/><text:tab/>gvp: grey value picture</text:p>
      <text:p text:style-name="P2"><text:tab/><text:tab/>rgb: three channel images in rgb color space</text:p>
      <text:p text:style-name="P2"><text:tab/><text:tab/>yuv: color space for analog television (actually yCrCb), the y-channel contains the picture as gvp and the remaining channels contain the chromatic information</text:p>
      <text:p text:style-name="P2"><text:tab/><text:tab/></text:p>
      <text:p text:style-name="P2">Constructors:</text:p>
      <text:p text:style-name="P2"><text:tab/>image(string path):</text:p>
      <text:p text:style-name="P2"><text:tab/><text:tab/>generates an Image-Object out of the given path. Invalid file-type leads to an empty 1x1 binary image</text:p>
      <text:p text:style-name="P2"><text:soft-page-break/><text:tab/>image(int rows, int cols, int type=1):</text:p>
      <text:p text:style-name="P2"><text:tab/><text:tab/>generates an Image-Object with dimensions rowsxcols, default file-type is pbmBin, default pixel-value is 0</text:p>
      <text:p text:style-name="P2"><text:tab/>image():</text:p>
      <text:p text:style-name="P2"><text:tab/><text:tab/>generates an Image-Object wqith dimensions 1x1, default file-type is pbmBin, default pixel-value is 0</text:p>
      <text:p text:style-name="P2"><text:tab/> </text:p>
      <text:p text:style-name="P2">"Auxiliar" Methods:</text:p>
      <text:p text:style-name="P2"><text:tab/>-&gt; imageToArray: reads the pixel values from the original file and stores them in the image-object</text:p>
      <text:p text:style-name="P2"><text:tab/>-&gt; getHeader: gets the header information of the image source file</text:p>
      <text:p text:style-name="P2"><text:tab/>-&gt; parseNumber: Parse a string in a file to an integer untill a whitespace (ASCII Code 32) or a newline-character is found</text:p>
      <text:p text:style-name="P2"><text:tab/></text:p>
      <text:p text:style-name="P2">Public Methods: </text:p>
      <text:p text:style-name="P2"><text:tab/>-&gt; getter and setter methods for rows, columns and file type, get-method for pixel at (0,0)</text:p>
      <text:p text:style-name="P2"/>
      <text:p text:style-name="P2"><text:tab/>-&gt; loadImage(string Path): if the path of a valid file-type given, overwrites the image-object with the data from the given file, else does nothing</text:p>
      <text:p text:style-name="P16"><text:tab/>-&gt; saveImage(string Path): saves the current image-object as a file under the given path<draw:frame draw:style-name="fr2" draw:name="Object1" text:anchor-type="as-char" svg:y="-0.2583in" svg:width="0.5346in" svg:height="0.4299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h text:style-name="P10" text:outline-level="2">Cud<text:span text:style-name="T44">a</text:span></text:h>
      <text:h text:style-name="P6" text:outline-level="1">Benchmarking</text:h>
      <text:h text:style-name="P6" text:outline-level="1">Quellenverzeichnis</text:h>
      <text:bibliography text:style-name="Sect1" text:protected="true" text:name="Bibliography1">
        <text:bibliography-source>
          <text:index-title-template text:style-name="Bibliography_20_Heading">Quellenverzeichnis</text:index-title-template>
          <text:bibliography-entry-template text:bibliography-type="articl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le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onferenc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1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2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3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4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5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emai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collection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journ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nu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sters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isc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phd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techrepor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unpublished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www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</text:bibliography-source>
        <text:index-body>
          <text:index-title text:style-name="Sect1" text:name="Bibliography1_Head">
            <text:p text:style-name="P5">Quellenverzeichnis</text:p>
          </text:index-title>
          <text:p text:style-name="P4">1: Mark S. Nixon, Alberto S. Aguado, Feature Extraction &amp; Image Processing for Computer Vision, 2012</text:p>
          <text:p text:style-name="P4">2: Richard Szeliski, Computer Vision:<text:line-break/>Algorithms and Applications, 2011</text:p>
          <text:p text:style-name="P4">3: Wikipedia, Histogram equalization, , https://en.wikipedia.org/wiki/Histogram_equalization</text:p>
          <text:p text:style-name="P4">4: OpenCV, RGB&lt;-&gt;HSV, , </text:p>
          <text:p text:style-name="P4">5: , Introduction to GPGPU and CUDA Programming: Thread Divergence, , https://cvw.cac.cornell.edu/gpu/thread_div</text:p>
        </text:index-body>
      </text:bibliography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1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  <style:text-properties fo:font-size="11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officeooo:rsid="000cbb04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algorithm="alphanumeric" fo:language="de" fo:country="DE"/>
    <text:linenumbering-configuration text:number-lines="false" text:offset="0.1965in" style:num-format="1" text:number-position="left" text:increment="5"/>
    <number:currency-style style:name="N108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loext:min-decimal-places="0" number:min-integer-digits="1" number:grouping="true"/>
      <number:text> </number:text>
    </number:number-style>
    <number:number-style style:name="N11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loext:min-decimal-places="2" number:min-integer-digits="1" number:grouping="true"/>
      <number:text> </number:text>
    </number:number-style>
    <number:number-style style:name="N118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8P0"/>
    </number:number-style>
    <number:currency-style style:name="N120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2P0"/>
    </number:currency-style>
    <number:date-style style:name="N123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</number:date-styl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5T18:39:34.526768494</meta:creation-date>
    <dc:date>2020-09-28T12:25:36.123440730</dc:date>
    <meta:editing-duration>PT1H54S</meta:editing-duration>
    <meta:editing-cycles>11</meta:editing-cycles>
    <meta:generator>LibreOffice/6.4.6.2$Linux_X86_64 LibreOffice_project/40$Build-2</meta:generator>
    <meta:document-statistic meta:table-count="0" meta:image-count="0" meta:object-count="15" meta:page-count="4" meta:paragraph-count="82" meta:word-count="1064" meta:character-count="7638" meta:non-whitespace-character-count="6586"/>
  </office:meta>
</office:document-meta>
</file>

<file path=Object 1/content.xml><?xml version="1.0" encoding="utf-8"?>
<math xmlns="http://www.w3.org/1998/Math/MathML" display="block">
  <semantics>
    <mrow>
      <mtable>
        <mtr>
          <mtd>
            <mi mathvariant="normal">❑</mi>
          </mtd>
        </mtr>
        <mtr>
          <mtd>
            <mi mathvariant="normal">❑</mi>
          </mtd>
        </mtr>
        <mtr>
          <mtd>
            <mi mathvariant="normal">❑</mi>
          </mtd>
        </mtr>
      </mtable>
      <mtable>
        <mtr>
          <mtd>
            <mi mathvariant="normal">❑</mi>
          </mtd>
        </mtr>
        <mtr>
          <mtd>
            <mi mathvariant="normal">❑</mi>
          </mtd>
        </mtr>
        <mtr>
          <mtd>
            <mi mathvariant="normal">❑</mi>
          </mtd>
        </mtr>
      </mtable>
      <mtable>
        <mtr>
          <mtd>
            <mi mathvariant="normal">❑</mi>
          </mtd>
        </mtr>
        <mtr>
          <mtd>
            <mi mathvariant="normal">❑</mi>
          </mtd>
        </mtr>
        <mtr>
          <mtd>
            <mi mathvariant="normal">❑</mi>
          </mtd>
        </mtr>
      </mtable>
    </mrow>
    <annotation encoding="StarMath 5.0">stack{&lt;?&gt; # &lt;?&gt; # &lt;?&gt;} stack{&lt;?&gt; # &lt;?&gt; # &lt;?&gt;} stack{&lt;?&gt; # &lt;?&gt; # &lt;?&gt;} </annotation>
  </semantics>
</math>
</file>

<file path=Object 10/content.xml><?xml version="1.0" encoding="utf-8"?>
<math xmlns="http://www.w3.org/1998/Math/MathML" display="block">
  <semantics>
    <mi mathvariant="italic">RGB</mi>
    <annotation encoding="StarMath 5.0">RGB</annotation>
  </semantics>
</math>
</file>

<file path=Object 11/content.xml><?xml version="1.0" encoding="utf-8"?>
<math xmlns="http://www.w3.org/1998/Math/MathML" display="block">
  <semantics>
    <mrow>
      <mi>M</mi>
      <mo stretchy="false">=</mo>
      <mrow>
        <mo fence="true" stretchy="true">(</mo>
        <mrow>
          <mrow>
            <mtable>
              <mtr>
                <mtd>
                  <mn>0.299</mn>
                </mtd>
              </mtr>
              <mtr>
                <mtd>
                  <mrow>
                    <mo stretchy="false">−</mo>
                    <mn>0.169</mn>
                  </mrow>
                </mtd>
              </mtr>
              <mtr>
                <mtd>
                  <mn>0.5</mn>
                </mtd>
              </mtr>
            </mtable>
            <mtable>
              <mtr>
                <mtd>
                  <mn>0.587</mn>
                </mtd>
              </mtr>
              <mtr>
                <mtd>
                  <mrow>
                    <mspace width="2em"/>
                    <mo stretchy="false">−</mo>
                    <mn>0.331</mn>
                  </mrow>
                </mtd>
              </mtr>
              <mtr>
                <mtd>
                  <mrow>
                    <mspace width="2em"/>
                    <mo stretchy="false">−</mo>
                    <mn>0.419</mn>
                  </mrow>
                </mtd>
              </mtr>
            </mtable>
            <mtable>
              <mtr>
                <mtd>
                  <mn>0.114</mn>
                </mtd>
              </mtr>
              <mtr>
                <mtd>
                  <mn>0.5</mn>
                </mtd>
              </mtr>
              <mtr>
                <mtd>
                  <mrow>
                    <mspace width="2em"/>
                    <mn>0.081</mn>
                  </mrow>
                </mtd>
              </mtr>
            </mtable>
          </mrow>
        </mrow>
        <mo fence="true" stretchy="true">)</mo>
      </mrow>
    </mrow>
    <annotation encoding="StarMath 5.0">M = left ( stack{0.299 # -0.169 # 0.5} stack{0.587 # ~-0.331 # ~- 0.419}  stack{0.114 # 0.5 # ~0.081}  right )</annotation>
  </semantics>
</math>
</file>

<file path=Object 12/content.xml><?xml version="1.0" encoding="utf-8"?>
<math xmlns="http://www.w3.org/1998/Math/MathML" display="block">
  <semantics>
    <mrow>
      <mi>C</mi>
      <mo stretchy="false">=</mo>
      <mtable>
        <mtr>
          <mtd>
            <mn>0</mn>
          </mtd>
        </mtr>
        <mtr>
          <mtd>
            <mn>128</mn>
          </mtd>
        </mtr>
        <mtr>
          <mtd>
            <mn>128</mn>
          </mtd>
        </mtr>
      </mtable>
    </mrow>
    <annotation encoding="StarMath 5.0">C = stack{0 # 128 # 128} </annotation>
  </semantics>
</math>
</file>

<file path=Object 13/content.xml><?xml version="1.0" encoding="utf-8"?>
<math xmlns="http://www.w3.org/1998/Math/MathML" display="block">
  <semantics>
    <mrow>
      <mi mathvariant="italic">RGB</mi>
      <mo stretchy="false">=</mo>
      <mrow>
        <msup>
          <mi>M</mi>
          <mrow>
            <mo stretchy="false">−</mo>
            <mn>1</mn>
          </mrow>
        </msup>
        <mo stretchy="false">⋅</mo>
        <mrow>
          <mo fence="true" stretchy="false">(</mo>
          <mrow>
            <mrow>
              <mi mathvariant="italic">YCbCr</mi>
              <mo stretchy="false">−</mo>
              <mi>K</mi>
            </mrow>
          </mrow>
          <mo fence="true" stretchy="false">)</mo>
        </mrow>
      </mrow>
    </mrow>
    <annotation encoding="StarMath 5.0">RGB = M^-1 cdot ( YCbCr - K)</annotation>
  </semantics>
</math>
</file>

<file path=Object 14/content.xml><?xml version="1.0" encoding="utf-8"?>
<math xmlns="http://www.w3.org/1998/Math/MathML" display="block">
  <semantics>
    <mrow>
      <mi>M</mi>
      <mo stretchy="false">=</mo>
      <mrow>
        <mo fence="true" stretchy="true">(</mo>
        <mrow>
          <mrow>
            <mtable>
              <mtr>
                <mtd>
                  <mn>1</mn>
                </mtd>
              </mtr>
              <mtr>
                <mtd>
                  <mn>1</mn>
                </mtd>
              </mtr>
              <mtr>
                <mtd>
                  <mn>1</mn>
                </mtd>
              </mtr>
            </mtable>
            <mtable>
              <mtr>
                <mtd>
                  <mn>0</mn>
                </mtd>
              </mtr>
              <mtr>
                <mtd>
                  <mrow>
                    <mspace width="2em"/>
                    <mo stretchy="false">−</mo>
                    <mn>0.344</mn>
                  </mrow>
                </mtd>
              </mtr>
              <mtr>
                <mtd>
                  <mn>1.772</mn>
                </mtd>
              </mtr>
            </mtable>
            <mtable>
              <mtr>
                <mtd>
                  <mn>1.402</mn>
                </mtd>
              </mtr>
              <mtr>
                <mtd>
                  <mrow>
                    <mspace width="2em"/>
                    <mo stretchy="false">−</mo>
                    <mn>0.714</mn>
                  </mrow>
                </mtd>
              </mtr>
              <mtr>
                <mtd>
                  <mn>0</mn>
                </mtd>
              </mtr>
            </mtable>
          </mrow>
        </mrow>
        <mo fence="true" stretchy="true">)</mo>
      </mrow>
    </mrow>
    <annotation encoding="StarMath 5.0">M = left ( stack{ 1  # 1 # 1} stack{0 # ~-0.344 # 1.772}  stack{1.402 # ~-0.714 # 0}   right )</annotation>
  </semantics>
</math>
</file>

<file path=Object 15/content.xml><?xml version="1.0" encoding="utf-8"?>
<math xmlns="http://www.w3.org/1998/Math/MathML" display="block">
  <semantics>
    <mrow>
      <mi mathvariant="italic">YCbCr</mi>
      <mo stretchy="false">→</mo>
      <mi mathvariant="italic">RGB</mi>
    </mrow>
    <annotation encoding="StarMath 5.0">YCbCr rightarrow RGB</annotation>
  </semantics>
</math>
</file>

<file path=Object 2/content.xml><?xml version="1.0" encoding="utf-8"?>
<math xmlns="http://www.w3.org/1998/Math/MathML" display="block">
  <semantics>
    <mrow>
      <msub>
        <mi>I</mi>
        <mi mathvariant="italic">neu</mi>
      </msub>
      <mo stretchy="false">=</mo>
      <mrow>
        <mrow>
          <mrow>
            <mo fence="true" stretchy="false">(</mo>
            <mrow>
              <mrow>
                <msub>
                  <mi>I</mi>
                  <mi mathvariant="italic">alt</mi>
                </msub>
                <mo stretchy="false">−</mo>
                <msub>
                  <mi>N</mi>
                  <mi mathvariant="italic">min</mi>
                </msub>
              </mrow>
            </mrow>
            <mo fence="true" stretchy="false">)</mo>
          </mrow>
          <mo stretchy="false">⋅</mo>
          <mrow>
            <mo fence="true" stretchy="false">(</mo>
            <mrow>
              <mfrac>
                <mrow>
                  <msub>
                    <mi>N</mi>
                    <mi mathvariant="italic">max</mi>
                  </msub>
                  <mo stretchy="false">−</mo>
                  <msub>
                    <mi>N</mi>
                    <mi mathvariant="italic">min</mi>
                  </msub>
                </mrow>
                <mrow>
                  <msub>
                    <mi>O</mi>
                    <mi mathvariant="italic">max</mi>
                  </msub>
                  <mo stretchy="false">−</mo>
                  <msub>
                    <mi>O</mi>
                    <mi mathvariant="italic">min</mi>
                  </msub>
                </mrow>
              </mfrac>
            </mrow>
            <mo fence="true" stretchy="false">)</mo>
          </mrow>
        </mrow>
        <mo stretchy="false">+</mo>
        <msub>
          <mi>N</mi>
          <mi mathvariant="italic">min</mi>
        </msub>
      </mrow>
    </mrow>
    <annotation encoding="StarMath 5.0">I_neu = {(I_alt - N_min)} cdot ({N_max - N_min} over {O_max - O_min}) + N_min
 </annotation>
  </semantics>
</math>
</file>

<file path=Object 3/content.xml><?xml version="1.0" encoding="utf-8"?>
<math xmlns="http://www.w3.org/1998/Math/MathML" display="block">
  <semantics>
    <mrow>
      <msub>
        <mi>I</mi>
        <mi mathvariant="italic">neu</mi>
      </msub>
      <mo stretchy="false">=</mo>
      <mfrac>
        <mrow>
          <msub>
            <mi>I</mi>
            <mi mathvariant="italic">alt</mi>
          </msub>
          <mo stretchy="false">⋅</mo>
          <mn>255</mn>
        </mrow>
        <mrow>
          <msub>
            <mi>O</mi>
            <mi mathvariant="italic">max</mi>
          </msub>
          <mo stretchy="false">−</mo>
          <msub>
            <mi>O</mi>
            <mi mathvariant="italic">min</mi>
          </msub>
        </mrow>
      </mfrac>
    </mrow>
    <annotation encoding="StarMath 5.0">I_neu = I_alt cdot {255} over {O_max - O_min}
 </annotation>
  </semantics>
</math>
</file>

<file path=Object 4/content.xml><?xml version="1.0" encoding="utf-8"?>
<math xmlns="http://www.w3.org/1998/Math/MathML" display="block">
  <semantics>
    <mrow>
      <mi>c</mi>
      <mrow>
        <mrow>
          <mo fence="true" stretchy="false">(</mo>
          <mrow>
            <mi>I</mi>
          </mrow>
          <mo fence="true" stretchy="false">)</mo>
        </mrow>
        <mo stretchy="false">=</mo>
        <mrow>
          <mfrac>
            <mn>1</mn>
            <mi>M</mi>
          </mfrac>
          <mo stretchy="false">⋅</mo>
          <mrow>
            <mrow>
              <msubsup>
                <mo stretchy="false">∑</mo>
                <mrow>
                  <mi>i</mi>
                  <mo stretchy="false">=</mo>
                  <mn>0</mn>
                </mrow>
                <mi>I</mi>
              </msubsup>
              <mi>h</mi>
            </mrow>
            <mrow>
              <mo fence="true" stretchy="false">(</mo>
              <mrow>
                <mi>i</mi>
              </mrow>
              <mo fence="true" stretchy="false">)</mo>
            </mrow>
          </mrow>
        </mrow>
      </mrow>
    </mrow>
    <annotation encoding="StarMath 5.0">c(I) = {{1}over{M}} cdot {sum^I_ {i=0} h(i)}</annotation>
  </semantics>
</math>
</file>

<file path=Object 5/content.xml><?xml version="1.0" encoding="utf-8"?>
<math xmlns="http://www.w3.org/1998/Math/MathML" display="block">
  <semantics>
    <mrow>
      <mrow>
        <msub>
          <mi>I</mi>
          <mi mathvariant="italic">neu</mi>
        </msub>
        <mo stretchy="false">=</mo>
        <mrow>
          <mn>255</mn>
          <mo stretchy="false">⋅</mo>
          <mi>c</mi>
        </mrow>
      </mrow>
      <mrow>
        <mo fence="true" stretchy="false">(</mo>
        <mrow>
          <msub>
            <mi>I</mi>
            <mi mathvariant="italic">alt</mi>
          </msub>
        </mrow>
        <mo fence="true" stretchy="false">)</mo>
      </mrow>
    </mrow>
    <annotation encoding="StarMath 5.0">I_neu = 255 cdot c( I_alt)</annotation>
  </semantics>
</math>
</file>

<file path=Object 6/content.xml><?xml version="1.0" encoding="utf-8"?>
<math xmlns="http://www.w3.org/1998/Math/MathML" display="block">
  <semantics>
    <mtable>
      <mtr>
        <mtd>
          <mrow>
            <mi>V</mi>
            <mo stretchy="false">←</mo>
            <mi mathvariant="italic">max</mi>
            <mrow>
              <mo fence="true" stretchy="false">(</mo>
              <mrow>
                <mrow>
                  <mi>R</mi>
                  <mi>,</mi>
                  <mi>G</mi>
                  <mi>,</mi>
                  <mi>B</mi>
                </mrow>
              </mrow>
              <mo fence="true" stretchy="false">)</mo>
            </mrow>
          </mrow>
        </mtd>
      </mtr>
      <mtr>
        <mtd>
          <mrow>
            <mi>S</mi>
            <mo stretchy="false">←</mo>
            <mrow>
              <mo fence="true" stretchy="true">{</mo>
              <mrow>
                <mtable>
                  <mtr>
                    <mtd>
                      <mrow>
                        <mfrac>
                          <mrow>
                            <mrow>
                              <mi>V</mi>
                              <mo stretchy="false">−</mo>
                              <mi mathvariant="italic">min</mi>
                            </mrow>
                            <mrow>
                              <mo fence="true" stretchy="false">(</mo>
                              <mrow>
                                <mrow>
                                  <mi>R</mi>
                                  <mi>,</mi>
                                  <mi>G</mi>
                                  <mi>,</mi>
                                  <mi>B</mi>
                                </mrow>
                              </mrow>
                              <mo fence="true" stretchy="false">)</mo>
                            </mrow>
                          </mrow>
                          <mi>V</mi>
                        </mfrac>
                        <mspace width="4em"/>
                        <mi mathvariant="italic">if</mi>
                        <mrow>
                          <mi>V</mi>
                          <mo stretchy="false">≠</mo>
                          <mn>0</mn>
                        </mrow>
                      </mrow>
                    </mtd>
                  </mtr>
                  <mtr>
                    <mtd>
                      <mrow>
                        <mspace width="12em"/>
                        <mn>0</mn>
                        <mspace width="20em"/>
                        <mi mathvariant="italic">else</mi>
                      </mrow>
                    </mtd>
                  </mtr>
                </mtable>
              </mrow>
              <mo fence="true" stretchy="true">}</mo>
            </mrow>
          </mrow>
        </mtd>
      </mtr>
      <mtr>
        <mtd>
          <mrow>
            <mi>H</mi>
            <mo stretchy="false">←</mo>
            <mrow>
              <mo fence="true" stretchy="true">{</mo>
              <mrow>
                <mtable>
                  <mtr>
                    <mtd>
                      <mrow>
                        <mfrac>
                          <mrow>
                            <mn>60</mn>
                            <mo stretchy="false">−</mo>
                            <mrow>
                              <mo fence="true" stretchy="false">(</mo>
                              <mrow>
                                <mrow>
                                  <mi>G</mi>
                                  <mo stretchy="false">−</mo>
                                  <mi>B</mi>
                                </mrow>
                              </mrow>
                              <mo fence="true" stretchy="false">)</mo>
                            </mrow>
                          </mrow>
                          <mrow>
                            <mo fence="true" stretchy="false">(</mo>
                            <mrow>
                              <mrow>
                                <mrow>
                                  <mi>V</mi>
                                  <mo stretchy="false">−</mo>
                                  <mi mathvariant="italic">min</mi>
                                </mrow>
                                <mrow>
                                  <mo fence="true" stretchy="false">(</mo>
                                  <mrow>
                                    <mrow>
                                      <mi>R</mi>
                                      <mi>,</mi>
                                      <mi>G</mi>
                                      <mi>,</mi>
                                      <mi>B</mi>
                                    </mrow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false">)</mo>
                          </mrow>
                        </mfrac>
                        <mspace width="2em"/>
                        <mi mathvariant="italic">if</mi>
                        <mrow>
                          <mi>V</mi>
                          <mo stretchy="false">=</mo>
                          <mi>R</mi>
                        </mrow>
                      </mrow>
                    </mtd>
                  </mtr>
                  <mtr>
                    <mtd>
                      <mrow>
                        <mfrac>
                          <mrow>
                            <mrow>
                              <mn>120</mn>
                              <mo stretchy="false">+</mo>
                              <mn>60</mn>
                            </mrow>
                            <mrow>
                              <mo fence="true" stretchy="false">(</mo>
                              <mrow>
                                <mrow>
                                  <mi>B</mi>
                                  <mo stretchy="false">−</mo>
                                  <mi>R</mi>
                                </mrow>
                              </mrow>
                              <mo fence="true" stretchy="false">)</mo>
                            </mrow>
                          </mrow>
                          <mrow>
                            <mo fence="true" stretchy="false">(</mo>
                            <mrow>
                              <mrow>
                                <mrow>
                                  <mi>V</mi>
                                  <mo stretchy="false">−</mo>
                                  <mi mathvariant="italic">min</mi>
                                </mrow>
                                <mrow>
                                  <mo fence="true" stretchy="false">(</mo>
                                  <mrow>
                                    <mrow>
                                      <mi>R</mi>
                                      <mi>,</mi>
                                      <mi>G</mi>
                                      <mi>,</mi>
                                      <mi>B</mi>
                                    </mrow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false">)</mo>
                          </mrow>
                        </mfrac>
                        <mspace width="2em"/>
                        <mi mathvariant="italic">if</mi>
                        <mrow>
                          <mi>V</mi>
                          <mo stretchy="false">=</mo>
                          <mi>G</mi>
                        </mrow>
                      </mrow>
                    </mtd>
                  </mtr>
                  <mtr>
                    <mtd>
                      <mrow>
                        <mfrac>
                          <mrow>
                            <mrow>
                              <mn>240</mn>
                              <mo stretchy="false">+</mo>
                              <mn>60</mn>
                            </mrow>
                            <mrow>
                              <mo fence="true" stretchy="false">(</mo>
                              <mrow>
                                <mrow>
                                  <mi>R</mi>
                                  <mo stretchy="false">−</mo>
                                  <mi>G</mi>
                                </mrow>
                              </mrow>
                              <mo fence="true" stretchy="false">)</mo>
                            </mrow>
                          </mrow>
                          <mrow>
                            <mo fence="true" stretchy="false">(</mo>
                            <mrow>
                              <mrow>
                                <mrow>
                                  <mi>V</mi>
                                  <mo stretchy="false">−</mo>
                                  <mi mathvariant="italic">min</mi>
                                </mrow>
                                <mrow>
                                  <mo fence="true" stretchy="false">(</mo>
                                  <mrow>
                                    <mrow>
                                      <mi>R</mi>
                                      <mi>,</mi>
                                      <mi>G</mi>
                                      <mi>,</mi>
                                      <mi>B</mi>
                                    </mrow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false">)</mo>
                          </mrow>
                        </mfrac>
                        <mspace width="2em"/>
                        <mi mathvariant="italic">if</mi>
                        <mrow>
                          <mi>V</mi>
                          <mo stretchy="false">=</mo>
                          <mi>B</mi>
                        </mrow>
                      </mrow>
                    </mtd>
                  </mtr>
                </mtable>
              </mrow>
              <mo fence="true" stretchy="true">}</mo>
            </mrow>
          </mrow>
        </mtd>
      </mtr>
      <mtr>
        <mtd>
          <mrow>
            <mi mathvariant="italic">if</mi>
            <mrow>
              <mi>H</mi>
              <mo stretchy="false">&lt;</mo>
              <mn>0</mn>
            </mrow>
            <mi mathvariant="normal">:</mi>
            <mi>H</mi>
            <mo stretchy="false">←</mo>
            <mrow>
              <mi>H</mi>
              <mo stretchy="false">+</mo>
              <mn>360</mn>
            </mrow>
          </mrow>
        </mtd>
      </mtr>
      <mtr>
        <mtd>
          <mrow>
            <mi mathvariant="italic">mit</mi>
            <mrow>
              <mi>H</mi>
              <mo stretchy="false">∈</mo>
              <mrow>
                <mo fence="true" stretchy="false">[</mo>
                <mrow>
                  <mn>0,360</mn>
                </mrow>
                <mo fence="true" stretchy="false">]</mo>
              </mrow>
            </mrow>
            <mi>,</mi>
            <mi>S</mi>
            <mi mathvariant="italic">und</mi>
            <mrow>
              <mi>V</mi>
              <mo stretchy="false">∈</mo>
              <mrow>
                <mo fence="true" stretchy="false">[</mo>
                <mrow>
                  <mn>0,1</mn>
                </mrow>
                <mo fence="true" stretchy="false">]</mo>
              </mrow>
            </mrow>
          </mrow>
        </mtd>
      </mtr>
    </mtable>
    <annotation encoding="StarMath 5.0">stack{
	V leftarrow max(R,G,B) #
    S leftarrow left lbrace 
 		stack{
 				{V - min(R,G,B)} over V ~~ if V &lt;&gt; 0
 				#~~~~~~0~~~~~~~~~~else
 				} right rbrace #
 	H leftarrow left lbrace 
 		stack{
 				 {60 - (G -B)}  over(V - min(R,G,B))~if V=R 
 				#{120 + 60(B-R)}over( V- min(R,G,B))~if V=G
 				#{240 + 60(R-G)}over( V- min(R,G,B))~if V=B
 				} right rbrace 
 	# if H &lt; 0: H leftarrow H + 360
 	# mit H in [0,360], S und V in [0,1]
 				
 } </annotation>
  </semantics>
</math>
</file>

<file path=Object 7/content.xml><?xml version="1.0" encoding="utf-8"?>
<math xmlns="http://www.w3.org/1998/Math/MathML" display="block">
  <semantics>
    <mrow>
      <mi mathvariant="italic">RGB</mi>
      <mo stretchy="false">→</mo>
      <mi mathvariant="italic">YCbCr</mi>
    </mrow>
    <annotation encoding="StarMath 5.0">RGB rightarrow YCbCr </annotation>
  </semantics>
</math>
</file>

<file path=Object 8/content.xml><?xml version="1.0" encoding="utf-8"?>
<math xmlns="http://www.w3.org/1998/Math/MathML" display="block">
  <semantics>
    <mrow>
      <mi mathvariant="italic">YCbCr</mi>
      <mo stretchy="false">=</mo>
      <mrow>
        <mrow>
          <mi>M</mi>
          <mo stretchy="false">⋅</mo>
          <mi mathvariant="italic">RGB</mi>
        </mrow>
        <mo stretchy="false">+</mo>
        <mi>C</mi>
      </mrow>
    </mrow>
    <annotation encoding="StarMath 5.0">YCbCr = M cdot RGB + C</annotation>
  </semantics>
</math>
</file>

<file path=Object 9/content.xml><?xml version="1.0" encoding="utf-8"?>
<math xmlns="http://www.w3.org/1998/Math/MathML" display="block">
  <semantics>
    <mi mathvariant="italic">YCrCb</mi>
    <annotation encoding="StarMath 5.0">YCrCb</annotation>
  </semantics>
</math>
</file>